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(417), </text:p>
      <text:p text:style-name="P1">o(83), </text:p>
      <text:p text:style-name="P1">pues(100), </text:p>
      <text:p text:style-name="P1">y(527), </text:p>
      <text:p text:style-name="P1">si(90), </text:p>
      <text:p text:style-name="P1">como(65), </text:p>
      <text:p text:style-name="P1">porque(82), </text:p>
      <text:p text:style-name="P1">ni(14), </text:p>
      <text:p text:style-name="P1">pero(179), </text:p>
      <text:p text:style-name="P1">o_sea(53), </text:p>
      <text:p text:style-name="P1">mientras(1), </text:p>
      <text:p text:style-name="P1">no_sólo(1), </text:p>
      <text:p text:style-name="P1">cuando(18), </text:p>
      <text:p text:style-name="P1">así_como(4), </text:p>
      <text:p text:style-name="P1">tal_y_como(1), </text:p>
      <text:p text:style-name="P1">en_cuanto_que(1), </text:p>
      <text:p text:style-name="P1">mientras_que(1), </text:p>
      <text:p text:style-name="P1">casi_que(1), </text:p>
      <text:p text:style-name="P1">una_vez_que(1), </text:p>
      <text:p text:style-name="P1">aunque(3),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0:35:57</meta:creation-date>
    <meta:document-statistic meta:table-count="0" meta:image-count="0" meta:object-count="0" meta:page-count="1" meta:paragraph-count="20" meta:word-count="20" meta:character-count="236"/>
    <dc:date>2016-05-31T20:44:04</dc:date>
    <meta:editing-duration>PT8M7S</meta:editing-duration>
    <meta:editing-cycles>1</meta:editing-cycles>
    <meta:generator>OpenOffice.org/3.4$Unix OpenOffice.org_project/340m1$Build-9590</meta:generator>
  </office:meta>
</office:document-meta>
</file>